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Zhokhov_Island">
            <text:p>Zhokhov_Island</text:p>
          </table:table-cell>
          <table:table-cell office:value-type="string" office:value="radiocarbon">
            <text:p>radiocarbon</text:p>
          </table:table-cell>
          <table:table-cell office:value-type="string" office:value="Beta_204887">
            <text:p>Beta_204887</text:p>
          </table:table-cell>
          <table:table-cell office:value-type="float" office:value="76.18">
            <text:p>76.18</text:p>
          </table:table-cell>
          <table:table-cell office:value-type="float" office:value="152.82">
            <text:p>152.82</text:p>
          </table:table-cell>
          <table:table-cell office:value-type="float" office:value="10950.0">
            <text:p>10950.0</text:p>
          </table:table-cell>
          <table:table-cell office:value-type="float" office:value="114.27">
            <text:p>114.27</text:p>
          </table:table-cell>
          <table:table-cell office:value-type="string" office:value="organic-rich lagoon deposits">
            <text:p>organic-rich lagoon deposi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2">
            <text:p>-7.2</text:p>
          </table:table-cell>
          <table:table-cell office:value-type="float" office:value="1.10837719211467">
            <text:p>1.10837719211467</text:p>
          </table:table-cell>
          <table:table-cell office:value-type="float" office:value="1.1081967334368028">
            <text:p>1.1081967334368028</text:p>
          </table:table-cell>
          <table:table-cell office:value-type="string" office:value="AnisimovEtal2009a,BaranskayaEtal2018">
            <text:p>AnisimovEtal2009a,BaranskayaEtal2018</text:p>
          </table:table-cell>
        </table:table-row>
        <table:table-row>
          <table:table-cell office:value-type="string" office:value="Zhokhov_Island">
            <text:p>Zhokhov_Island</text:p>
          </table:table-cell>
          <table:table-cell office:value-type="string" office:value="radiocarbon">
            <text:p>radiocarbon</text:p>
          </table:table-cell>
          <table:table-cell office:value-type="string" office:value="LE-5851">
            <text:p>LE-5851</text:p>
          </table:table-cell>
          <table:table-cell office:value-type="float" office:value="76.15">
            <text:p>76.15</text:p>
          </table:table-cell>
          <table:table-cell office:value-type="float" office:value="152.77">
            <text:p>152.77</text:p>
          </table:table-cell>
          <table:table-cell office:value-type="float" office:value="4970.0">
            <text:p>4970.0</text:p>
          </table:table-cell>
          <table:table-cell office:value-type="float" office:value="162.35">
            <text:p>162.35</text:p>
          </table:table-cell>
          <table:table-cell office:value-type="string" office:value="driftwood on terrace">
            <text:p>driftwood on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75">
            <text:p>6.75</text:p>
          </table:table-cell>
          <table:table-cell office:value-type="float" office:value="2.325962166502284">
            <text:p>2.325962166502284</text:p>
          </table:table-cell>
          <table:table-cell office:value-type="float" office:value="2.325962166502284">
            <text:p>2.325962166502284</text:p>
          </table:table-cell>
          <table:table-cell office:value-type="string" office:value="AnisimovEtal2009a,BaranskayaEtal2018">
            <text:p>AnisimovEtal2009a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